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USCUVILCA RAFAEL ANGELA JINA LINDA MARICR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49389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68482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USCUVILCA RAFAEL ANGELA JINA LINDA MARICR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4938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498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8641180</text:p>
          </table:table-cell>
          <table:table-cell table:style-name="Tabla2.D3" office:value-type="string">
            <text:p text:style-name="P23">4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17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